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9">
            <text:p>9467.59</text:p>
          </table:table-cell>
          <table:table-cell office:value-type="float" office:value="0.274622">
            <text:p>0.27</text:p>
          </table:table-cell>
          <table:table-cell office:value-type="float" office:value="44014.7">
            <text:p>44014.7</text:p>
          </table:table-cell>
          <table:table-cell office:value-type="float" office:value="0.574958">
            <text:p>0.57</text:p>
          </table:table-cell>
          <table:table-cell office:value-type="float" office:value="1.35271">
            <text:p>1.35</text:p>
          </table:table-cell>
          <table:table-cell office:value-type="float" office:value="159.08">
            <text:p>159.08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CORREL('MuPCut';'Mean')" office:value-type="float" office:value="-0.204717548569762">
            <text:p>-0.204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8250">
            <text:p>8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8">
            <text:p>9467.58</text:p>
          </table:table-cell>
          <table:table-cell office:value-type="float" office:value="0.274569">
            <text:p>0.27</text:p>
          </table:table-cell>
          <table:table-cell office:value-type="float" office:value="43961">
            <text:p>43961</text:p>
          </table:table-cell>
          <table:table-cell office:value-type="float" office:value="0.575858">
            <text:p>0.58</text:p>
          </table:table-cell>
          <table:table-cell office:value-type="float" office:value="1.3577">
            <text:p>1.36</text:p>
          </table:table-cell>
          <table:table-cell office:value-type="float" office:value="159.108">
            <text:p>159.11</text:p>
          </table:table-cell>
          <table:table-cell table:style-name="ce2"/>
          <table:table-cell table:style-name="ce2" office:value-type="string">
            <text:p>Cut / Error</text:p>
          </table:table-cell>
          <table:table-cell table:style-name="ce3" table:formula="of:=CORREL('MuPCut';'Error')" office:value-type="float" office:value="-0.19922917130689">
            <text:p>-0.19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8">
            <text:p>9467.58</text:p>
          </table:table-cell>
          <table:table-cell office:value-type="float" office:value="0.274414">
            <text:p>0.27</text:p>
          </table:table-cell>
          <table:table-cell office:value-type="float" office:value="43937.9">
            <text:p>43937.9</text:p>
          </table:table-cell>
          <table:table-cell office:value-type="float" office:value="0.577363">
            <text:p>0.58</text:p>
          </table:table-cell>
          <table:table-cell office:value-type="float" office:value="1.3661">
            <text:p>1.37</text:p>
          </table:table-cell>
          <table:table-cell office:value-type="float" office:value="159.274">
            <text:p>159.27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CORREL('MuPCut';'S')" office:value-type="float" office:value="0.0727471643282373">
            <text:p>0.072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8750">
            <text:p>8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8">
            <text:p>9467.58</text:p>
          </table:table-cell>
          <table:table-cell office:value-type="float" office:value="0.274295">
            <text:p>0.27</text:p>
          </table:table-cell>
          <table:table-cell office:value-type="float" office:value="43841">
            <text:p>43841</text:p>
          </table:table-cell>
          <table:table-cell office:value-type="float" office:value="0.578225">
            <text:p>0.58</text:p>
          </table:table-cell>
          <table:table-cell office:value-type="float" office:value="1.37093">
            <text:p>1.37</text:p>
          </table:table-cell>
          <table:table-cell office:value-type="float" office:value="159.217">
            <text:p>159.22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CORREL('MuPCut';'S/(S+B)')" office:value-type="float" office:value="0.312049692536723">
            <text:p>0.31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9">
            <text:p>9467.59</text:p>
          </table:table-cell>
          <table:table-cell office:value-type="float" office:value="0.274129">
            <text:p>0.27</text:p>
          </table:table-cell>
          <table:table-cell office:value-type="float" office:value="43770.1">
            <text:p>43770.1</text:p>
          </table:table-cell>
          <table:table-cell office:value-type="float" office:value="0.579399">
            <text:p>0.58</text:p>
          </table:table-cell>
          <table:table-cell office:value-type="float" office:value="1.37755">
            <text:p>1.38</text:p>
          </table:table-cell>
          <table:table-cell office:value-type="float" office:value="159.249">
            <text:p>159.25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CORREL('MuPCut';'S/B')" office:value-type="float" office:value="0.456741998534638">
            <text:p>0.456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9250">
            <text:p>9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698.27">
            <text:p>9698.27</text:p>
          </table:table-cell>
          <table:table-cell office:value-type="float" office:value="2.23189">
            <text:p>2.23</text:p>
          </table:table-cell>
          <table:table-cell office:value-type="float" office:value="731.714">
            <text:p>731.71</text:p>
          </table:table-cell>
          <table:table-cell office:value-type="float" office:value="0.00972145">
            <text:p>0.01</text:p>
          </table:table-cell>
          <table:table-cell office:value-type="float" office:value="0.00981688">
            <text:p>0.01</text:p>
          </table:table-cell>
          <table:table-cell office:value-type="float" office:value="2.66708">
            <text:p>2.67</text:p>
          </table:table-cell>
          <table:table-cell table:style-name="ce2"/>
          <table:table-cell table:style-name="ce2" office:value-type="string">
            <text:p>Cut / S/sqrt(S+B)</text:p>
          </table:table-cell>
          <table:table-cell table:style-name="ce3" table:formula="of:=CORREL('MuPCut';'S/sqrt(S+B)')" office:value-type="float" office:value="0.193622852912327">
            <text:p>0.193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4">
            <text:p>9467.64</text:p>
          </table:table-cell>
          <table:table-cell office:value-type="float" office:value="0.274256">
            <text:p>0.27</text:p>
          </table:table-cell>
          <table:table-cell office:value-type="float" office:value="43508.5">
            <text:p>43508.5</text:p>
          </table:table-cell>
          <table:table-cell office:value-type="float" office:value="0.580531">
            <text:p>0.58</text:p>
          </table:table-cell>
          <table:table-cell office:value-type="float" office:value="1.38397">
            <text:p>1.38</text:p>
          </table:table-cell>
          <table:table-cell office:value-type="float" office:value="158.928">
            <text:p>158.93</text:p>
          </table:table-cell>
          <table:table-cell table:style-name="ce2"/>
          <table:table-cell table:style-name="ce2" office:value-type="string">
            <text:p>Error / Sig</text:p>
          </table:table-cell>
          <table:table-cell table:style-name="ce4" table:formula="of:=CORREL('Error';'S/sqrt(S+B)')" office:value-type="float" office:value="-0.999977039028581">
            <text:p>-1.0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2">
            <text:p>9467.62</text:p>
          </table:table-cell>
          <table:table-cell office:value-type="float" office:value="0.274251">
            <text:p>0.27</text:p>
          </table:table-cell>
          <table:table-cell office:value-type="float" office:value="43457.1">
            <text:p>43457.1</text:p>
          </table:table-cell>
          <table:table-cell office:value-type="float" office:value="0.582192">
            <text:p>0.58</text:p>
          </table:table-cell>
          <table:table-cell office:value-type="float" office:value="1.39344">
            <text:p>1.39</text:p>
          </table:table-cell>
          <table:table-cell office:value-type="float" office:value="159.061">
            <text:p>159.0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4">
            <text:p>9467.64</text:p>
          </table:table-cell>
          <table:table-cell office:value-type="float" office:value="0.274193">
            <text:p>0.27</text:p>
          </table:table-cell>
          <table:table-cell office:value-type="float" office:value="43374.7">
            <text:p>43374.7</text:p>
          </table:table-cell>
          <table:table-cell office:value-type="float" office:value="0.583581">
            <text:p>0.58</text:p>
          </table:table-cell>
          <table:table-cell office:value-type="float" office:value="1.40143">
            <text:p>1.4</text:p>
          </table:table-cell>
          <table:table-cell office:value-type="float" office:value="159.099">
            <text:p>159.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0250">
            <text:p>10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3">
            <text:p>9467.63</text:p>
          </table:table-cell>
          <table:table-cell office:value-type="float" office:value="0.274075">
            <text:p>0.27</text:p>
          </table:table-cell>
          <table:table-cell office:value-type="float" office:value="43264.6">
            <text:p>43264.6</text:p>
          </table:table-cell>
          <table:table-cell office:value-type="float" office:value="0.584791">
            <text:p>0.58</text:p>
          </table:table-cell>
          <table:table-cell office:value-type="float" office:value="1.40843">
            <text:p>1.41</text:p>
          </table:table-cell>
          <table:table-cell office:value-type="float" office:value="159.062">
            <text:p>159.0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2">
            <text:p>9467.62</text:p>
          </table:table-cell>
          <table:table-cell office:value-type="float" office:value="0.274092">
            <text:p>0.27</text:p>
          </table:table-cell>
          <table:table-cell office:value-type="float" office:value="43130.5">
            <text:p>43130.5</text:p>
          </table:table-cell>
          <table:table-cell office:value-type="float" office:value="0.585885">
            <text:p>0.59</text:p>
          </table:table-cell>
          <table:table-cell office:value-type="float" office:value="1.41479">
            <text:p>1.41</text:p>
          </table:table-cell>
          <table:table-cell office:value-type="float" office:value="158.964">
            <text:p>158.9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0750">
            <text:p>10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6">
            <text:p>9467.6</text:p>
          </table:table-cell>
          <table:table-cell office:value-type="float" office:value="0.274185">
            <text:p>0.27</text:p>
          </table:table-cell>
          <table:table-cell office:value-type="float" office:value="43047.2">
            <text:p>43047.2</text:p>
          </table:table-cell>
          <table:table-cell office:value-type="float" office:value="0.587555">
            <text:p>0.59</text:p>
          </table:table-cell>
          <table:table-cell office:value-type="float" office:value="1.42457">
            <text:p>1.42</text:p>
          </table:table-cell>
          <table:table-cell office:value-type="float" office:value="159.037">
            <text:p>159.0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8">
            <text:p>9467.58</text:p>
          </table:table-cell>
          <table:table-cell office:value-type="float" office:value="0.274165">
            <text:p>0.27</text:p>
          </table:table-cell>
          <table:table-cell office:value-type="float" office:value="42899.6">
            <text:p>42899.6</text:p>
          </table:table-cell>
          <table:table-cell office:value-type="float" office:value="0.588909">
            <text:p>0.59</text:p>
          </table:table-cell>
          <table:table-cell office:value-type="float" office:value="1.43255">
            <text:p>1.43</text:p>
          </table:table-cell>
          <table:table-cell office:value-type="float" office:value="158.946">
            <text:p>158.9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1250">
            <text:p>11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9">
            <text:p>9467.59</text:p>
          </table:table-cell>
          <table:table-cell office:value-type="float" office:value="0.274261">
            <text:p>0.27</text:p>
          </table:table-cell>
          <table:table-cell office:value-type="float" office:value="42756.4">
            <text:p>42756.4</text:p>
          </table:table-cell>
          <table:table-cell office:value-type="float" office:value="0.589947">
            <text:p>0.59</text:p>
          </table:table-cell>
          <table:table-cell office:value-type="float" office:value="1.43871">
            <text:p>1.44</text:p>
          </table:table-cell>
          <table:table-cell office:value-type="float" office:value="158.821">
            <text:p>158.8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6">
            <text:p>9467.56</text:p>
          </table:table-cell>
          <table:table-cell office:value-type="float" office:value="0.274332">
            <text:p>0.27</text:p>
          </table:table-cell>
          <table:table-cell office:value-type="float" office:value="42609.8">
            <text:p>42609.8</text:p>
          </table:table-cell>
          <table:table-cell office:value-type="float" office:value="0.591055">
            <text:p>0.59</text:p>
          </table:table-cell>
          <table:table-cell office:value-type="float" office:value="1.44532">
            <text:p>1.45</text:p>
          </table:table-cell>
          <table:table-cell office:value-type="float" office:value="158.697">
            <text:p>158.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5">
            <text:p>9467.55</text:p>
          </table:table-cell>
          <table:table-cell office:value-type="float" office:value="0.274413">
            <text:p>0.27</text:p>
          </table:table-cell>
          <table:table-cell office:value-type="float" office:value="42484.8">
            <text:p>42484.8</text:p>
          </table:table-cell>
          <table:table-cell office:value-type="float" office:value="0.592924">
            <text:p>0.59</text:p>
          </table:table-cell>
          <table:table-cell office:value-type="float" office:value="1.45655">
            <text:p>1.46</text:p>
          </table:table-cell>
          <table:table-cell office:value-type="float" office:value="158.714">
            <text:p>158.7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3">
            <text:p>9467.53</text:p>
          </table:table-cell>
          <table:table-cell office:value-type="float" office:value="0.275014">
            <text:p>0.28</text:p>
          </table:table-cell>
          <table:table-cell office:value-type="float" office:value="42379.6">
            <text:p>42379.6</text:p>
          </table:table-cell>
          <table:table-cell office:value-type="float" office:value="0.595111">
            <text:p>0.6</text:p>
          </table:table-cell>
          <table:table-cell office:value-type="float" office:value="1.46981">
            <text:p>1.47</text:p>
          </table:table-cell>
          <table:table-cell office:value-type="float" office:value="158.81">
            <text:p>158.8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2250">
            <text:p>12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4">
            <text:p>9467.54</text:p>
          </table:table-cell>
          <table:table-cell office:value-type="float" office:value="0.275068">
            <text:p>0.28</text:p>
          </table:table-cell>
          <table:table-cell office:value-type="float" office:value="42260.6">
            <text:p>42260.6</text:p>
          </table:table-cell>
          <table:table-cell office:value-type="float" office:value="0.596952">
            <text:p>0.6</text:p>
          </table:table-cell>
          <table:table-cell office:value-type="float" office:value="1.48109">
            <text:p>1.48</text:p>
          </table:table-cell>
          <table:table-cell office:value-type="float" office:value="158.832">
            <text:p>158.8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7">
            <text:p>9467.57</text:p>
          </table:table-cell>
          <table:table-cell office:value-type="float" office:value="0.275401">
            <text:p>0.28</text:p>
          </table:table-cell>
          <table:table-cell office:value-type="float" office:value="42083.3">
            <text:p>42083.3</text:p>
          </table:table-cell>
          <table:table-cell office:value-type="float" office:value="0.598157">
            <text:p>0.6</text:p>
          </table:table-cell>
          <table:table-cell office:value-type="float" office:value="1.48853">
            <text:p>1.49</text:p>
          </table:table-cell>
          <table:table-cell office:value-type="float" office:value="158.658">
            <text:p>158.6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2750">
            <text:p>12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6">
            <text:p>9467.56</text:p>
          </table:table-cell>
          <table:table-cell office:value-type="float" office:value="0.275746">
            <text:p>0.28</text:p>
          </table:table-cell>
          <table:table-cell office:value-type="float" office:value="41991.8">
            <text:p>41991.8</text:p>
          </table:table-cell>
          <table:table-cell office:value-type="float" office:value="0.600114">
            <text:p>0.6</text:p>
          </table:table-cell>
          <table:table-cell office:value-type="float" office:value="1.50071">
            <text:p>1.5</text:p>
          </table:table-cell>
          <table:table-cell office:value-type="float" office:value="158.745">
            <text:p>158.7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2">
            <text:p>9467.52</text:p>
          </table:table-cell>
          <table:table-cell office:value-type="float" office:value="0.276371">
            <text:p>0.28</text:p>
          </table:table-cell>
          <table:table-cell office:value-type="float" office:value="41823.8">
            <text:p>41823.8</text:p>
          </table:table-cell>
          <table:table-cell office:value-type="float" office:value="0.601591">
            <text:p>0.6</text:p>
          </table:table-cell>
          <table:table-cell office:value-type="float" office:value="1.50998">
            <text:p>1.51</text:p>
          </table:table-cell>
          <table:table-cell office:value-type="float" office:value="158.622">
            <text:p>158.6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3250">
            <text:p>13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51">
            <text:p>9467.51</text:p>
          </table:table-cell>
          <table:table-cell office:value-type="float" office:value="0.27676">
            <text:p>0.28</text:p>
          </table:table-cell>
          <table:table-cell office:value-type="float" office:value="41673.5">
            <text:p>41673.5</text:p>
          </table:table-cell>
          <table:table-cell office:value-type="float" office:value="0.60302">
            <text:p>0.6</text:p>
          </table:table-cell>
          <table:table-cell office:value-type="float" office:value="1.51902">
            <text:p>1.52</text:p>
          </table:table-cell>
          <table:table-cell office:value-type="float" office:value="158.524">
            <text:p>158.5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3500">
            <text:p>13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9">
            <text:p>9467.49</text:p>
          </table:table-cell>
          <table:table-cell office:value-type="float" office:value="0.277382">
            <text:p>0.28</text:p>
          </table:table-cell>
          <table:table-cell office:value-type="float" office:value="41492">
            <text:p>41492</text:p>
          </table:table-cell>
          <table:table-cell office:value-type="float" office:value="0.60403">
            <text:p>0.6</text:p>
          </table:table-cell>
          <table:table-cell office:value-type="float" office:value="1.52544">
            <text:p>1.53</text:p>
          </table:table-cell>
          <table:table-cell office:value-type="float" office:value="158.311">
            <text:p>158.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3750">
            <text:p>13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5">
            <text:p>9467.45</text:p>
          </table:table-cell>
          <table:table-cell office:value-type="float" office:value="0.277929">
            <text:p>0.28</text:p>
          </table:table-cell>
          <table:table-cell office:value-type="float" office:value="41349.4">
            <text:p>41349.4</text:p>
          </table:table-cell>
          <table:table-cell office:value-type="float" office:value="0.605754">
            <text:p>0.61</text:p>
          </table:table-cell>
          <table:table-cell office:value-type="float" office:value="1.53649">
            <text:p>1.54</text:p>
          </table:table-cell>
          <table:table-cell office:value-type="float" office:value="158.264">
            <text:p>158.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2">
            <text:p>9467.42</text:p>
          </table:table-cell>
          <table:table-cell office:value-type="float" office:value="0.278199">
            <text:p>0.28</text:p>
          </table:table-cell>
          <table:table-cell office:value-type="float" office:value="41257.7">
            <text:p>41257.7</text:p>
          </table:table-cell>
          <table:table-cell office:value-type="float" office:value="0.608145">
            <text:p>0.61</text:p>
          </table:table-cell>
          <table:table-cell office:value-type="float" office:value="1.55197">
            <text:p>1.55</text:p>
          </table:table-cell>
          <table:table-cell office:value-type="float" office:value="158.4">
            <text:p>158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50">
            <text:p>142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">
            <text:p>9467.4</text:p>
          </table:table-cell>
          <table:table-cell office:value-type="float" office:value="0.278409">
            <text:p>0.28</text:p>
          </table:table-cell>
          <table:table-cell office:value-type="float" office:value="41141.9">
            <text:p>41141.9</text:p>
          </table:table-cell>
          <table:table-cell office:value-type="float" office:value="0.610389">
            <text:p>0.61</text:p>
          </table:table-cell>
          <table:table-cell office:value-type="float" office:value="1.56666">
            <text:p>1.57</text:p>
          </table:table-cell>
          <table:table-cell office:value-type="float" office:value="158.469">
            <text:p>158.4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500">
            <text:p>14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2">
            <text:p>9467.42</text:p>
          </table:table-cell>
          <table:table-cell office:value-type="float" office:value="0.278644">
            <text:p>0.28</text:p>
          </table:table-cell>
          <table:table-cell office:value-type="float" office:value="40983.3">
            <text:p>40983.3</text:p>
          </table:table-cell>
          <table:table-cell office:value-type="float" office:value="0.612385">
            <text:p>0.61</text:p>
          </table:table-cell>
          <table:table-cell office:value-type="float" office:value="1.57988">
            <text:p>1.58</text:p>
          </table:table-cell>
          <table:table-cell office:value-type="float" office:value="158.422">
            <text:p>158.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750">
            <text:p>147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2">
            <text:p>9467.42</text:p>
          </table:table-cell>
          <table:table-cell office:value-type="float" office:value="0.278807">
            <text:p>0.28</text:p>
          </table:table-cell>
          <table:table-cell office:value-type="float" office:value="40862.2">
            <text:p>40862.2</text:p>
          </table:table-cell>
          <table:table-cell office:value-type="float" office:value="0.614838">
            <text:p>0.61</text:p>
          </table:table-cell>
          <table:table-cell office:value-type="float" office:value="1.59631">
            <text:p>1.6</text:p>
          </table:table-cell>
          <table:table-cell office:value-type="float" office:value="158.504">
            <text:p>158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67.41">
            <text:p>9467.41</text:p>
          </table:table-cell>
          <table:table-cell office:value-type="float" office:value="0.279271">
            <text:p>0.28</text:p>
          </table:table-cell>
          <table:table-cell office:value-type="float" office:value="40647">
            <text:p>40647</text:p>
          </table:table-cell>
          <table:table-cell office:value-type="float" office:value="0.615967">
            <text:p>0.62</text:p>
          </table:table-cell>
          <table:table-cell office:value-type="float" office:value="1.60394">
            <text:p>1.6</text:p>
          </table:table-cell>
          <table:table-cell office:value-type="float" office:value="158.232">
            <text:p>158.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>
        <table:named-range table:name="BB" table:base-cell-address="$Data.$B$1" table:cell-range-address="$Data.$B$2:.$B$65484"/>
      </table:named-expressions>
      <table:database-ranges>
        <table:database-range table:target-range-address="Data.A1:Data.L6548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2/26/2013</text:date>, <text:time>19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6T19:03:20</dc:date>
    <dc:creator>Jack Wimberley</dc:creator>
    <meta:generator>OpenOffice.org/3.1$Unix OpenOffice.org_project/310m19$Build-9420</meta:generator>
    <meta:editing-duration>PT04H11M03S</meta:editing-duration>
    <meta:editing-cycles>11</meta:editing-cycles>
    <meta:document-statistic meta:table-count="6" meta:cell-count="45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2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2" chart:label-cell-address="Data.H1:Data.H1" chart:class="chart:scatte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74622">
                <text:p text:id="Data.H2:Data.H2">0.274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2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2" chart:label-cell-address="Data.I1:Data.I1" chart:class="chart:scatte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014.7">
                <text:p text:id="Data.I2:Data.I2">4401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1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1" chart:label-cell-address="Data.J1:Data.J1" chart:class="chart:scatte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Data.J1:Data.J1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2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2" chart:label-cell-address="Data.K1:Data.K1" chart:class="chart:scatte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35271">
                <text:p text:id="Data.K2:Data.K2">1.352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30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30" chart:label-cell-address="Data.L1:Data.L1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.08">
                <text:p text:id="Data.L2:Data.L30">159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.108">
                <text:p>159.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.274">
                <text:p>159.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.217">
                <text:p>159.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.249">
                <text:p>159.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6708">
                <text:p>2.66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928">
                <text:p>158.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.061">
                <text:p>159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.099">
                <text:p>159.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.062">
                <text:p>159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.964">
                <text:p>158.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.037">
                <text:p>159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.946">
                <text:p>158.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.821">
                <text:p>158.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.697">
                <text:p>158.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.714">
                <text:p>158.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81">
                <text:p>158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.832">
                <text:p>158.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.658">
                <text:p>158.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745">
                <text:p>158.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.622">
                <text:p>158.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.524">
                <text:p>158.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311">
                <text:p>158.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264">
                <text:p>158.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.469">
                <text:p>158.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.422">
                <text:p>158.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.504">
                <text:p>158.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.232">
                <text:p>158.2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